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_civicrm_value_additional_chapters_summary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Additiona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dditional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ssocia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A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B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C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ifeMem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Additional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C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LifeMe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Additiona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A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LifeMe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A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B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LifeM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Additional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Associat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B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C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ifeMe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GenMem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GenMe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LifeM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Addition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LifeM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Additional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A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B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C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LifeMe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Additional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C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LifeMe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Additiona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LifeM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Additiona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A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LifeM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Additional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Associat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C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LifeMe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Addition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LifeM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Additiona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B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LifeMem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Additional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B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LifeM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1:.C93])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/>
          <table:table-cell table:formula="of:=[.C94]-[.C95]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s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gtotal</text:p>
          </table:table-cell>
          <table:table-cell/>
          <table:table-cell table:formula="of:=[.C96]+[.C97]"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primary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assoc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genA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genC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12:10:50.562826055</dc:date>
    <meta:editing-duration>PT19H21M30S</meta:editing-duration>
    <meta:editing-cycles>1</meta:editing-cycles>
    <meta:document-statistic meta:table-count="1" meta:cell-count="304" meta:object-count="0"/>
    <meta:generator>LibreOffice/6.0.3.2$Linux_X86_64 LibreOffice_project/00m0$Build-2</meta:generator>
  </office:meta>
</office:document-meta>
</file>